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Horizontal_20_Line">
      <style:text-properties fo:font-size="18pt" style:font-size-asian="18pt" style:font-size-complex="1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D3 - Les fonctions récursives</text:p>
      <text:h text:style-name="Heading_20_4" text:outline-level="4">Exercice n° 1 (Examen de la pile d'exécution)</text:h>
      <text:p text:style-name="Text_20_body">Récupérer sur la page WEB le source du programme <text:a xlink:type="simple" xlink:href="https://www.irif.fr/~carton/Enseignement/C/Licence/Iup/Td03/sample.c" text:style-name="Internet_20_link" text:visited-style-name="Visited_20_Internet_20_Link"><text:span text:style-name="Teletype">fibonacci.c</text:span></text:a> et compiler le en utilisant l'option <text:span text:style-name="Teletype">-g</text:span> de <text:span text:style-name="Teletype">gcc</text:span>. Avec cette option, <text:span text:style-name="Teletype">gcc</text:span> ajoute dans le code objet des infomations de debugging. </text:p>
      <text:p text:style-name="Text_20_body">Le programme peut alors être exécuté <text:span text:style-name="Emphasis">sous contrôle</text:span> en utilisant le débogueur <text:span text:style-name="Emphasis">gdb</text:span>. Pour cela, taper dans Emacs <text:span text:style-name="Teletype">Alt</text:span>-<text:span text:style-name="Teletype">x gdb</text:span>, <text:span text:style-name="Teletype">&lt;return&gt;</text:span>, puis le nom du programme exécutable, ici <text:span text:style-name="Teletype">fibonacci</text:span>. Dans la fenêtre <text:span text:style-name="Teletype">(gdb)</text:span> d'Emacs, on dispose alors des commandes suivantes pour contrôler l'exécution le programme. </text:p>
      <text:list xml:id="list345360603" text:style-name="L1">
        <text:list-item>
          <text:p text:style-name="P2"><text:span text:style-name="Teletype">run</text:span> lance l'exécution du programme. les entrées sorties se font alors dans la fenêtre <text:span text:style-name="Teletype">(gdb)</text:span> d'Emacs. </text:p>
        </text:list-item>
        <text:list-item>
          <text:p text:style-name="P2"><text:span text:style-name="Teletype">break</text:span> (<text:span text:style-name="Teletype">Ctrl</text:span>-<text:span text:style-name="Teletype">x</text:span> <text:span text:style-name="Teletype">Space</text:span> ou <text:span text:style-name="Teletype">Ctrl</text:span>-<text:span text:style-name="Teletype">x</text:span> <text:span text:style-name="Teletype">Ctrl</text:span>-<text:span text:style-name="Teletype">a</text:span> <text:span text:style-name="Teletype">Ctrl</text:span>-<text:span text:style-name="Teletype">b</text:span>) positionne un point d'arrêt. Le programme s'arrête à chaque fois qu'il passe à cet endroit. On peut alors examiner le contenu des variables et de la pile. </text:p>
        </text:list-item>
        <text:list-item>
          <text:p text:style-name="P2"><text:span text:style-name="Teletype">delete &lt;n&gt;</text:span> supprime le point d'arrêt No <text:span text:style-name="Teletype">&lt;n&gt;</text:span> </text:p>
        </text:list-item>
        <text:list-item>
          <text:p text:style-name="P2"><text:span text:style-name="Teletype">next</text:span> exécute une ligne du programme sans traverser les appels de fonctions (<text:span text:style-name="Teletype">Ctrl</text:span>-<text:span text:style-name="Teletype">x</text:span> <text:span text:style-name="Teletype">Ctrl</text:span>-<text:span text:style-name="Teletype">a</text:span> <text:span text:style-name="Teletype">Ctrl</text:span>-<text:span text:style-name="Teletype">n</text:span>). </text:p>
        </text:list-item>
        <text:list-item>
          <text:p text:style-name="P2"><text:span text:style-name="Teletype">step</text:span> exécute une ligne du programme en traversant les appels de fonctions (<text:span text:style-name="Teletype">Ctrl</text:span>-<text:span text:style-name="Teletype">x</text:span> <text:span text:style-name="Teletype">Ctrl</text:span>-<text:span text:style-name="Teletype">a</text:span> <text:span text:style-name="Teletype">Ctrl</text:span>-<text:span text:style-name="Teletype">s</text:span>). </text:p>
        </text:list-item>
        <text:list-item>
          <text:p text:style-name="P2"><text:span text:style-name="Teletype">finish</text:span> exécute le programme jusqu'à la fin de la fonction (<text:span text:style-name="Teletype">Ctrl</text:span>-<text:span text:style-name="Teletype">x</text:span> <text:span text:style-name="Teletype">Ctrl</text:span>-<text:span text:style-name="Teletype">a</text:span> <text:span text:style-name="Teletype">Ctrl</text:span>-<text:span text:style-name="Teletype">f</text:span>). </text:p>
        </text:list-item>
        <text:list-item>
          <text:p text:style-name="P2"><text:span text:style-name="Teletype">cont</text:span> continue l'exécution du programme(<text:span text:style-name="Teletype">Ctrl</text:span>-<text:span text:style-name="Teletype">x</text:span> <text:span text:style-name="Teletype">Ctrl</text:span>-<text:span text:style-name="Teletype">a</text:span> <text:span text:style-name="Teletype">Ctrl</text:span>-<text:span text:style-name="Teletype">r</text:span>) . </text:p>
        </text:list-item>
        <text:list-item>
          <text:p text:style-name="P2"><text:span text:style-name="Teletype">info stack</text:span> affiche le contenu de la pile. </text:p>
        </text:list-item>
        <text:list-item>
          <text:p text:style-name="P2"><text:span text:style-name="Teletype">up</text:span> et <text:span text:style-name="Teletype">down</text:span> permettent de se déplacer dans la pile pour examiner le contenu des variables (<text:span text:style-name="Teletype">Ctrl</text:span>-<text:span text:style-name="Teletype">x</text:span> <text:span text:style-name="Teletype">Ctrl</text:span>-<text:span text:style-name="Teletype">a</text:span> <text:span text:style-name="Teletype">&lt;</text:span> et <text:span text:style-name="Teletype">Ctrl</text:span>-<text:span text:style-name="Teletype">x</text:span> <text:span text:style-name="Teletype">Ctrl</text:span>-<text:span text:style-name="Teletype">a</text:span> <text:span text:style-name="Teletype">&gt;</text:span>). </text:p>
        </text:list-item>
        <text:list-item>
          <text:p text:style-name="P2"><text:span text:style-name="Teletype">print &lt;expr&gt;</text:span> affiche la valeur de l'expression. Les valeurs des variables utilisée dans l'expression sont celles données par le bloc de pile sélectionné. C'est par défaut le bloc le plus interne mais ceci peut être modifié par les commandes <text:span text:style-name="Teletype">up</text:span>, <text:span text:style-name="Teletype">down</text:span> ou <text:span text:style-name="Teletype">frame &lt;n&gt;</text:span>. </text:p>
        </text:list-item>
        <text:list-item>
          <text:p text:style-name="P1"><text:span text:style-name="Teletype">display &lt;expr&gt;</text:span> demande l'affichage de l'expression à chaque arrêt du programme. </text:p>
        </text:list-item>
      </text:list>
      <text:p text:style-name="Text_20_body">Ces commandes sont aussi accessibles par les menus. Il existe beaucoup d'autres commandes disponibles. Pour en savoir plus, utiliser la commande <text:span text:style-name="Teletype">help</text:span>. Placer un point d'arrêt sur la première ligne de la fonction <text:span text:style-name="Teletype">fibo</text:span> et lancer l'exécution du programme. Le programme s'arrête au premier passage dans la fonction <text:span text:style-name="Teletype">fibo</text:span>. Examiner le contenu de la pile puis relancer le programme. Examiner à nouveau la pile puis relancer à nouveau. Recommencer jusqu'à a terminaison du programme. </text:p>
      <text:h text:style-name="Heading_20_4" text:outline-level="4">Exercice n° 2</text:h>
      <text:p text:style-name="Text_20_body">Quel est le nombre d'appels récursifs que provoque l'appel à la fonction <text:span text:style-name="Teletype">fibo</text:span> avec un entier n. Expérimenter en utilisant une variable globale puis expliqu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eletype"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1:09:43.103181248</meta:creation-date>
    <dc:date>2019-01-10T11:35:35.981922285</dc:date>
    <meta:editing-duration>PT25M52S</meta:editing-duration>
    <meta:editing-cycles>2</meta:editing-cycles>
    <meta:generator>LibreOffice/6.0.6.2$Linux_X86_64 LibreOffice_project/00m0$Build-2</meta:generator>
    <meta:document-statistic meta:table-count="0" meta:image-count="0" meta:object-count="0" meta:page-count="1" meta:paragraph-count="18" meta:word-count="398" meta:character-count="2418" meta:non-whitespace-character-count="2034"/>
  </office:meta>
</office:document-meta>
</file>